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ModelImpl.null2EmptyString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ModelImpl.getElementDeclaration( String name , String name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ModelImpl.getNotationDeclaration( String name , String name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ModelImpl.getAttributeDeclaration( String name , String name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ModelImpl.getAttributeGroup( String name , String name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ModelImpl.getTypeDefinition( String name , String name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ModelImpl.buildSubGroup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SModelImpl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ModelImpl.getModelGroupDefinition( String name , String name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ModelImpl.getComponentsByNamespace( short objectType , String namespace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6">
            <text:p text:style-name="Table_20_Contents">16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XSModelImpl.getComponents( short objectType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XSModelImpl.item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ModelImpl.getNamespace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ModelImpl.XSModelImpl( SchemaGrammar [ ] grammars , short s4sVersion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6">
            <text:p text:style-name="Table_20_Contents">26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XSModelImpl.getName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ModelImpl.getAnnotation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XSModelImpl.getSubstitutionGroup( XSElementDeclaration he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ModelImpl.hasIDConstra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ModelImpl.XSModelImpl( SchemaGrammar [ ] gramm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